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Dancing Script" svg:font-family="Dancing Script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Dancing Script" fo:font-size="36pt" style:font-name-asian="Dancing Script" style:font-size-asian="36pt" style:font-name-complex="Dancing Script" style:font-size-complex="36pt"/>
    </style:style>
    <style:style style:name="T1_2" style:family="text">
      <style:text-properties style:font-name="Dancing Script" fo:font-size="36pt" style:font-name-asian="Dancing Script" style:font-size-asian="36pt" style:font-name-complex="Dancing Script" style:font-size-complex="36pt"/>
    </style:style>
    <style:style style:name="T1_3" style:family="text">
      <style:text-properties style:font-name="Dancing Script" fo:font-size="36pt" style:font-name-asian="Dancing Script" style:font-size-asian="36pt" style:font-name-complex="Dancing Script" style:font-size-complex="36pt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Dancing Script" fo:font-size="36pt" style:font-name-asian="Dancing Script" style:font-size-asian="36pt" style:font-name-complex="Dancing Script" style:font-size-complex="36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Dancing Script" fo:font-size="36pt" style:font-name-asian="Dancing Script" style:font-size-asian="36pt" style:font-name-complex="Dancing Script" style:font-size-complex="36pt"/>
    </style:style>
    <style:style style:name="P5" style:family="paragraph" style:parent-style-name="Standard">
      <style:paragraph-properties fo:text-align="left" fo:break-before="auto" fo:line-height="115%" style:writing-mode="lr-tb"/>
      <style:text-properties style:font-name="Dancing Script" fo:font-size="12pt" style:font-name-asian="Dancing Script" style:font-size-asian="12pt" style:font-name-complex="Dancing Script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left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Train</text:span><text:span text:style-name="T1_2"><text:s/></text:span><text:span text:style-name="T1_3">Timetable</text:span></text:p>
      <text:p text:style-name="P2"/>
      <text:p text:style-name="P3"><draw:frame svg:x="0cm" svg:y="0cm" svg:width="8.215cm" svg:height="8.215cm" draw:style-name="FR1" text:anchor-type="as-char" draw:z-index="0"><draw:image xlink:href="Pictures/image1.png" xlink:type="simple" xlink:show="embed" xlink:actuate="onLoad"/><svg:desc>File:Logo des trains grandes</svg:desc></draw:frame></text:p>
      <text:p text:style-name="P4"/>
      <text:p text:style-name="P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"><text:span text:style-name="T6_1">%</text:span><text:span text:style-name="T6_2">t</text:span><text:span text:style-name="T6_3">0%</text:span></text:p>
          </table:table-cell>
          <table:table-cell table:style-name="Cell2">
            <text:p text:style-name="P7"><text:span text:style-name="T7_1">%</text:span><text:span text:style-name="T7_2">n</text:span><text:span text:style-name="T7_3">0%</text:span></text:p>
          </table:table-cell>
        </table:table-row>
        <table:table-row table:style-name="Row2">
          <table:table-cell table:style-name="Cell3">
            <text:p text:style-name="P8"><text:span text:style-name="T8_1">%</text:span><text:span text:style-name="T8_2">t</text:span><text:span text:style-name="T8_3">1%</text:span></text:p>
          </table:table-cell>
          <table:table-cell table:style-name="Cell4">
            <text:p text:style-name="P9"><text:span text:style-name="T9_1">%</text:span><text:span text:style-name="T9_2">n</text:span><text:span text:style-name="T9_3">1%</text:span></text:p>
          </table:table-cell>
        </table:table-row>
        <table:table-row table:style-name="Row3">
          <table:table-cell table:style-name="Cell5">
            <text:p text:style-name="P10"><text:span text:style-name="T10_1">%</text:span><text:span text:style-name="T10_2">t</text:span><text:span text:style-name="T10_3">2%</text:span></text:p>
          </table:table-cell>
          <table:table-cell table:style-name="Cell6">
            <text:p text:style-name="P11"><text:span text:style-name="T11_1">%</text:span><text:span text:style-name="T11_2">n</text:span><text:span text:style-name="T11_3">2%</text:span></text:p>
          </table:table-cell>
        </table:table-row>
      </table:table>
      <text:p text:style-name="P12"/>
      <text:p text:style-name="P13"/>
      <text:p text:style-name="P14"/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Dancing Script" svg:font-family="Dancing Script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